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8">
      <style:paragraph-properties fo:text-align="start" style:justify-single-word="false"/>
    </style:style>
    <style:style style:name="P3" style:family="paragraph" style:parent-style-name="Standard" style:list-style-name="L9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2pt" fo:language="de" fo:country="DE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urier New" fo:language="de" fo:country="DE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Courier New" fo:language="de" fo:country="DE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Courier New"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9" style:family="paragraph" style:parent-style-name="Standard" style:list-style-name="L7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8">
      <style:paragraph-properties fo:margin-left="2.491cm" fo:margin-right="0cm" fo:text-align="start" style:justify-single-word="false" fo:text-indent="-0.635cm" style:auto-text-indent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language="de" fo:country="DE" style:language-asian="zxx" style:country-asian="none" style:language-complex="zxx" style:country-complex="none"/>
    </style:style>
    <style:style style:name="T5" style:family="text">
      <style:text-properties style:font-name="Courier New" fo:language="en" fo:country="US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rbeiten mit der Windows API</text:span></text:p>
      <text:p text:style-name="P4"><text:span text:style-name="T2"/></text:p>
      <text:p text:style-name="P4"><text:span text:style-name="T2"/></text:p>
      <text:p text:style-name="P7">Was ist eine API?</text:p>
      <text:p text:style-name="P6"/>
      <text:p text:style-name="P6">Die API stellt eine Schnittstelle zwischen Programmierer und Betriebssystem dar.</text:p>
      <text:p text:style-name="P6">Weitere Schnittstellen:</text:p>
      <text:list xml:id="list40392857" text:style-name="L7">
        <text:list-item>
          <text:p text:style-name="P9"><text:span text:style-name="T3">GDI/GDI+</text:span></text:p>
        </text:list-item>
        <text:list-item>
          <text:p text:style-name="P9"><text:span text:style-name="T3">MAPI</text:span></text:p>
        </text:list-item>
        <text:list-item>
          <text:p text:style-name="P9"><text:span text:style-name="T3">MCI</text:span></text:p>
        </text:list-item>
        <text:list-item>
          <text:p text:style-name="P9"><text:span text:style-name="T3">COM-API</text:span></text:p>
        </text:list-item>
        <text:list-item>
          <text:p text:style-name="P9"><text:span text:style-name="T3">TAPI</text:span></text:p>
        </text:list-item>
        <text:list-item>
          <text:p text:style-name="P9"><text:span text:style-name="T3">WinSock</text:span></text:p>
        </text:list-item>
        <text:list-item>
          <text:p text:style-name="P9"><text:span text:style-name="T3">WinInet</text:span></text:p>
        </text:list-item>
        <text:list-item>
          <text:p text:style-name="P9"><text:span text:style-name="T3">RAS</text:span></text:p>
        </text:list-item>
      </text:list>
      <text:p text:style-name="P8"><text:span text:style-name="T3"/></text:p>
      <text:p text:style-name="P8"><text:span text:style-name="T3"/></text:p>
      <text:p text:style-name="P10"><text:span text:style-name="T3">Der prinzipielle Aufbau eines Windows-Programms</text:span></text:p>
      <text:p text:style-name="P10"><text:span text:style-name="T3"/></text:p>
      <text:p text:style-name="P11"><text:span text:style-name="T3">WinMain:</text:span></text:p>
      <text:list xml:id="list40393177" text:style-name="L8">
        <text:list-item>
          <text:p text:style-name="P2"><text:span text:style-name="T4">Fensterklasse erstellen (</text:span><text:span text:style-name="T5">structure</text:span><text:span text:style-name="T4">!)</text:span></text:p>
        </text:list-item>
        <text:list-item>
          <text:p text:style-name="P13"><text:span text:style-name="T4">Eigenschaften</text:span></text:p>
        </text:list-item>
        <text:list-item>
          <text:p text:style-name="P13"><text:span text:style-name="T4">Zeiger auf Fensterfunktion</text:span></text:p>
        </text:list-item>
        <text:list-item>
          <text:p text:style-name="P13"><text:span text:style-name="T4">eindeutiger Name</text:span></text:p>
        </text:list-item>
        <text:list-item>
          <text:p text:style-name="P2"><text:span text:style-name="T4">Fensterklasse registrieren (RegisterClass())</text:span></text:p>
        </text:list-item>
        <text:list-item>
          <text:p text:style-name="P2"><text:span text:style-name="T4">Fenster erzeugen (CreateWindow())</text:span></text:p>
        </text:list-item>
        <text:list-item>
          <text:p text:style-name="P2"><text:span text:style-name="T4">Anzeigen / Aktualisieren (ShowWindow()) / UpdateWindow())</text:span></text:p>
        </text:list-item>
        <text:list-item>
          <text:p text:style-name="P2"><text:span text:style-name="T5">Message Loop</text:span><text:span text:style-name="T4"> starten</text:span></text:p>
        </text:list-item>
      </text:list>
      <text:p text:style-name="P12"><text:span text:style-name="T4">Fensterfunktion:</text:span></text:p>
      <text:list xml:id="list40433276" text:style-name="L9">
        <text:list-item>
          <text:p text:style-name="P3"><text:span text:style-name="T4">Switch-Anweisung über die Windows-Botschaften</text:span></text:p>
        </text:list-item>
        <text:list-item>
          <text:p text:style-name="P3"><text:span text:style-name="T4">Case-Marken zum Abfangen</text:span></text:p>
        </text:list-item>
        <text:list-item>
          <text:p text:style-name="P3"><text:span text:style-name="T4">default-Zweig:</text:span></text:p>
          <text:list>
            <text:list-item>
              <text:p text:style-name="P3"><text:span text:style-name="T4">Nicht abgefangene Botschaften werden zur Standardverarbeitung in Windows weitergeleitet (DefWindowProd())</text:span></text:p>
            </text:list-item>
          </text:list>
        </text:list-item>
      </text:list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1T20:24:56.97</meta:creation-date>
    <meta:editing-duration>PT00H07M57S</meta:editing-duration>
    <meta:editing-cycles>2</meta:editing-cycles>
    <meta:generator>OpenOffice.org/3.2$Win32 OpenOffice.org_project/320m18$Build-9502</meta:generator>
    <dc:title>standardschriftart</dc:title>
    <meta:document-statistic meta:table-count="0" meta:image-count="0" meta:object-count="0" meta:page-count="1" meta:paragraph-count="27" meta:word-count="98" meta:character-count="715"/>
    <dc:date>2010-10-21T20:32:54.19</dc:date>
    <meta:user-defined meta:name="Info 1"/>
    <meta:user-defined meta:name="Info 2"/>
    <meta:user-defined meta:name="Info 3"/>
    <meta:user-defined meta:name="Info 4"/>
    <meta:template xlink:type="simple" xlink:actuate="onRequest" xlink:title="standardschriftart" xlink:href="file:///C:/Users/streeter/AppData/Roaming/OpenOffice.org/3/user/template/standardschriftart.ott" meta:date="2010-10-21T20:24:56.79"/>
  </office:meta>
</office:document-meta>
</file>